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58a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58a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58a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58a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58a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58a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58a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58a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58a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58a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58a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58a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58a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58a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58a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58a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58a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exander Enrique Muñoz Casti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4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7491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ilyn De Jesùs Castillo Varg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2645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3.7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3" meta:non-whitespace-character-count="1005"/>
    <meta:template xlink:type="simple" xlink:actuate="onRequest" xlink:title="Normal" xlink:href=""/>
  </office:meta>
</office:document-meta>
</file>